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tentSpec.setValues( XMLContentSpec content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ntentSpec.setValues( short type , Object value , Object oth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ntentSpec.XMLContentSpec( XMLContentSpec . Provider provider , int contentSpec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Spec.XMLContent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Spec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ntentSpec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ntentSpec.XMLContentSpec( short type , Object value , Object oth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tentSpec.setValues( XMLContentSpec . Provider provider , int contentSpec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ntentSpec.equals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ContentSpec.XMLContentSpec( XMLContentSpec content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